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19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hen</text:p>
          </table:table-cell>
          <table:table-cell table:style-name="ce4" office:value-type="string">
            <text:p>X.</text:p>
          </table:table-cell>
          <table:table-cell table:style-name="ce4"/>
          <table:table-cell table:style-name="ce11" office:value-type="string">
            <text:p><text:a xlink:href="mailto:X.Chen-1@tudelft.nl">X.Chen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aiko</text:p>
          </table:table-cell>
          <table:table-cell table:style-name="ce4" office:value-type="string">
            <text:p>Nick</text:p>
          </table:table-cell>
          <table:table-cell table:style-name="ce4"/>
          <table:table-cell table:style-name="ce7" office:value-type="string">
            <text:p><text:a xlink:href="javascript:linkTo_UnCryptMailto('jxfiql7K+DxfhlXqrabicq+ki');">N.Gaiko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Jaeschke</text:p>
          </table:table-cell>
          <table:table-cell table:style-name="ce4" office:value-type="string">
            <text:p>Andrzej</text:p>
          </table:table-cell>
          <table:table-cell table:style-name="ce4" office:value-type="string">
            <text:p>isogeometric finite elements</text:p>
          </table:table-cell>
          <table:table-cell table:style-name="ce11" office:value-type="string">
            <text:p><text:a xlink:href="mailto:andrzej.jaeschke@gmail.com">andrzej.jaeschke@gmail.com</text:a></text:p>
          </table:table-cell>
          <table:table-cell table:style-name="ce4" office:value-type="string">
            <text:p>MSc, COSSE</text:p>
          </table:table-cell>
          <table:table-cell office:value-type="string">
            <text:p>Moller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oop</text:p>
          </table:table-cell>
          <table:table-cell table:style-name="ce4" office:value-type="string">
            <text:p>Leo</text:p>
          </table:table-cell>
          <table:table-cell table:style-name="ce4"/>
          <table:table-cell table:style-name="ce11" office:value-type="string">
            <text:p><text:a xlink:href="mailto:leokoop@gmail.com">leokoop@gmail.com</text:a></text:p>
          </table:table-cell>
          <table:table-cell table:style-name="ce4" office:value-type="string">
            <text:p>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ieuwboer</text:p>
          </table:table-cell>
          <table:table-cell table:style-name="ce4" office:value-type="string">
            <text:p>Bas</text:p>
          </table:table-cell>
          <table:table-cell table:style-name="ce4"/>
          <table:table-cell table:style-name="ce13" office:value-type="string">
            <text:p><text:a xlink:href="mailto:B.J.Nieuwboer@tudelft.nl">B.J.Nieuwbo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en</text:p>
          </table:table-cell>
          <table:table-cell table:style-name="ce4" office:value-type="string">
            <text:p>Dennis den</text:p>
          </table:table-cell>
          <table:table-cell table:style-name="ce4" office:value-type="string">
            <text:p>FEM</text:p>
          </table:table-cell>
          <table:table-cell table:style-name="ce11" office:value-type="string">
            <text:p><text:a xlink:href="mailto:D.denOuden@tudelft.nl">D.denOuden@tudelft.nl</text:a></text:p>
          </table:table-cell>
          <table:table-cell table:style-name="ce4" office:value-type="string">
            <text:p>Teache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Ryan</text:p>
          </table:table-cell>
          <table:table-cell table:style-name="ce5" office:value-type="string">
            <text:p>Jennifer</text:p>
          </table:table-cell>
          <table:table-cell table:style-name="ce5" office:value-type="string">
            <text:p>DG, superconvergence, filtering</text:p>
          </table:table-cell>
          <table:table-cell table:style-name="ce12" office:value-type="string">
            <text:p><text:a xlink:href="mailto:J.K.Ryan@tudelft.nl">J.K.Ryan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>
            <text:p>Tene</text:p>
          </table:table-cell>
          <table:table-cell office:value-type="string">
            <text:p>Matei</text:p>
          </table:table-cell>
          <table:table-cell office:value-type="string">
            <text:p>Efficient multiscale numerical solver for petroleum reservoir simulation</text:p>
          </table:table-cell>
          <table:table-cell office:value-type="string">
            <text:p><text:a xlink:href="mailto:M.Tene@tudelft.nl">M.Tene@tudelft.nl</text:a></text:p>
          </table:table-cell>
          <table:table-cell office:value-type="string">
            <text:p>PhD</text:p>
          </table:table-cell>
          <table:table-cell/>
          <table:table-cell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tudelft.nl">E.D.Wobb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1-21T09:13:24</dc:date>
    <meta:editing-duration>PT42M56S</meta:editing-duration>
    <meta:editing-cycles>46</meta:editing-cycles>
    <meta:generator>LibreOffice/3.5$Linux_X86_64 LibreOffice_project/350m1$Build-2</meta:generator>
    <meta:print-date>2014-07-20T12:47:47</meta:print-date>
    <meta:document-statistic meta:table-count="3" meta:cell-count="320" meta:object-count="0"/>
  </office:meta>
</office:document-meta>
</file>